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1bb98" officeooo:paragraph-rsid="0011bb98" style:font-size-asian="12pt" style:language-asian="zh" style:country-asian="CN" style:font-weight-asian="normal" style:font-size-complex="12pt" style:font-weight-complex="normal"/>
    </style:style>
    <style:style style:name="P2" style:family="paragraph" style:parent-style-name="Standard">
      <style:text-properties fo:font-size="22pt" fo:font-weight="normal" officeooo:rsid="001ce8b9" officeooo:paragraph-rsid="0011bb98" style:font-size-asian="22pt" style:language-asian="zh" style:country-asian="CN" style:font-weight-asian="normal" style:font-size-complex="22pt" style:font-weight-complex="normal"/>
    </style:style>
    <style:style style:name="P3" style:family="paragraph" style:parent-style-name="Standard">
      <style:text-properties fo:font-size="22pt" fo:font-weight="normal" officeooo:rsid="0011bb98" officeooo:paragraph-rsid="0011bb98" style:font-size-asian="22pt" style:language-asian="zh" style:country-asian="CN" style:font-weight-asian="normal" style:font-size-complex="22pt" style:font-weight-complex="normal"/>
    </style:style>
    <style:style style:name="T1" style:family="text">
      <style:text-properties officeooo:rsid="0011bb98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ce8b9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cc10f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da983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14962c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55f75" style:font-size-asian="15pt" style:font-weight-asian="bold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e8b9" style:font-weight-asian="bold" style:font-weight-complex="bold"/>
    </style:style>
    <style:style style:name="T10" style:family="text">
      <style:text-properties fo:font-weight="bold" officeooo:rsid="000cc10f" style:font-weight-asian="bold" style:font-weight-complex="bold"/>
    </style:style>
    <style:style style:name="T11" style:family="text">
      <style:text-properties fo:font-weight="bold" officeooo:rsid="000da983" style:font-weight-asian="bold" style:font-weight-complex="bold"/>
    </style:style>
    <style:style style:name="T12" style:family="text">
      <style:text-properties fo:font-weight="bold" officeooo:rsid="0014962c" style:font-weight-asian="bold" style:font-weight-complex="bold"/>
    </style:style>
    <style:style style:name="T13" style:family="text">
      <style:text-properties fo:font-weight="bold" officeooo:rsid="00155f75" style:font-weight-asian="bold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bold" officeooo:rsid="001ce8b9" style:font-size-asian="22pt" style:font-weight-asian="bold" style:font-size-complex="2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,</text:span>ArrayList中的元素可以重复是有序的集合，长度不固定，不是线程安全的，效率高。</text:p>
      <text:p text:style-name="P2">常用</text:p>
      <text:p text:style-name="P1"><text:span text:style-name="T14">2,</text:span><text:span text:style-name="Teletype"><text:span text:style-name="T15"><office:annotation><dc:date>2017-12-18T20:19:20.037000000</dc:date><text:p>HTML: &lt;NOSCRIPT&gt;</text:p></office:annotation></text:span></text:span><text:span text:style-name="Teletype"><text:span text:style-name="T15"><office:annotation><dc:date>2017-12-18T20:19:20.037000000</dc:date><text:p>HTML: &lt;/NOSCRIPT&gt;</text:p></office:annotation></text:span></text:span><text:span text:style-name="Teletype"><text:span text:style-name="T15">List</text:span></text:span><text:span text:style-name="T15"> 接口的链接列表实现,允许将链接列表用作堆栈、队列或双端队列。</text:span></text:p>
      <text:p text:style-name="P3"><text:span text:style-name="T9">3,</text:span><text:span text:style-name="T8">Hash</text:span><text:span text:style-name="T10">set在添加元素的时候会</text:span><text:span text:style-name="T11">拿这个元素和集合中的每个元素比较，如果重复了就不添加，如果没有重复就添加</text:span></text:p>
      <text:p text:style-name="P3"><text:span text:style-name="T11">4,</text:span><text:span text:style-name="T12">LinkedHashSet特点</text:span><text:span text:style-name="T11">，有序性</text:span></text:p>
      <text:p text:style-name="P3"><text:span text:style-name="T11">5,</text:span><text:span text:style-name="T13">TreeSet特点</text:span><text:span text:style-name="T11">自动排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letype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8S</meta:editing-duration>
    <meta:editing-cycles>4</meta:editing-cycles>
    <meta:generator>LibreOffice/5.3.0.3$Windows_X86_64 LibreOffice_project/7074905676c47b82bbcfbea1aeefc84afe1c50e1</meta:generator>
    <dc:date>2018-01-30T12:44:50.221000000</dc:date>
    <meta:document-statistic meta:table-count="0" meta:image-count="0" meta:object-count="0" meta:page-count="1" meta:paragraph-count="6" meta:word-count="127" meta:character-count="173" meta:non-whitespace-character-count="172"/>
    <meta:user-defined meta:name="Info 1"/>
    <meta:user-defined meta:name="Info 2"/>
    <meta:user-defined meta:name="Info 3"/>
    <meta:user-defined meta:name="Info 4"/>
  </office:meta>
</office:document-meta>
</file>